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Preformatted_20_Text">
      <style:paragraph-properties fo:margin-left="0cm" fo:margin-right="0.026cm" fo:margin-top="0cm" fo:margin-bottom="0.499cm" style:line-height-at-least="0.609cm" fo:widows="1" fo:text-indent="0cm" style:auto-text-indent="false" fo:padding="0cm" fo:border="none"/>
    </style:style>
    <style:style style:name="P4" style:family="paragraph" style:parent-style-name="Preformatted_20_Text">
      <style:paragraph-properties fo:margin-left="0cm" fo:margin-right="0.026cm" style:line-height-at-least="0.609cm" fo:widows="1" fo:text-indent="0cm" style:auto-text-indent="false" fo:padding="0cm" fo:border="none"/>
    </style:style>
    <style:style style:name="P5" style:family="paragraph" style:parent-style-name="Preformatted_20_Text">
      <style:paragraph-properties fo:margin-left="0cm" fo:margin-right="0.026cm" fo:margin-top="0cm" fo:margin-bottom="0.499cm" style:line-height-at-least="0.609cm" fo:widows="1" fo:text-indent="0cm" style:auto-text-indent="false" fo:padding="0cm" fo:border="none"/>
    </style:style>
    <style:style style:name="P6" style:family="paragraph" style:parent-style-name="Preformatted_20_Text">
      <style:paragraph-properties fo:margin-left="0cm" fo:margin-right="0.026cm" style:line-height-at-least="0.609cm" fo:widows="1" fo:text-indent="0cm" style:auto-text-indent="false" fo:padding="0cm" fo:border="none"/>
    </style:style>
    <style:style style:name="T1" style:family="text">
      <style:text-properties fo:font-weight="bold" style:font-weight-asian="bold" style:font-weight-complex="bold"/>
    </style:style>
    <style:style style:name="T2" style:family="text">
      <style:text-properties fo:font-variant="normal" fo:text-transform="none" fo:color="#880000" fo:font-size="10.5pt" fo:letter-spacing="normal" fo:font-style="normal" fo:font-weight="normal" fo:background-color="#f8f8f8"/>
    </style:style>
    <style:style style:name="T3" style:family="text">
      <style:text-properties fo:font-variant="normal" fo:text-transform="none" fo:color="#008800" fo:font-size="10.5pt" fo:letter-spacing="normal" fo:font-style="normal" fo:font-weight="normal" fo:background-color="#f8f8f8"/>
    </style:style>
    <style:style style:name="T4" style:family="text">
      <style:text-properties fo:font-variant="normal" fo:text-transform="none" fo:color="#000088" fo:font-size="10.5pt" fo:letter-spacing="normal" fo:font-style="normal" fo:font-weight="normal" fo:background-color="#f8f8f8"/>
    </style:style>
    <style:style style:name="T5" style:family="text">
      <style:text-properties fo:font-variant="normal" fo:text-transform="none" fo:color="#252c33" fo:font-size="10.5pt" fo:letter-spacing="normal" fo:font-style="normal" fo:font-weight="normal" fo:background-color="#f8f8f8"/>
    </style:style>
    <style:style style:name="T6" style:family="text">
      <style:text-properties fo:font-variant="normal" fo:text-transform="none" fo:color="#252c33" fo:letter-spacing="normal" fo:background-color="#f8f8f8"/>
    </style:style>
    <style:style style:name="T7" style:family="text">
      <style:text-properties fo:font-variant="normal" fo:text-transform="none" fo:color="#666600" fo:font-size="10.5pt" fo:letter-spacing="normal" fo:font-style="normal" fo:font-weight="normal" fo:background-color="#f8f8f8"/>
    </style:style>
    <style:style style:name="T8" style:family="text">
      <style:text-properties fo:font-variant="normal" fo:text-transform="none" fo:color="#006666" fo:font-size="10.5pt" fo:letter-spacing="normal" fo:font-style="normal" fo:font-weight="normal" fo:background-color="#f8f8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 Tester</text:p>
      <text:p text:style-name="Standard"/>
      <text:p text:style-name="Standard">You are given a Web of Networks between computers. There are a total of <text:s/>N computers that are present in this web indexed from 1 to <text:s/>N and a total of <text:s/>M <text:s/>networks present between the computers. The i'th network is denoted by two integers X and Y <text:s/>i.e. it connects only the computers X and Y. <text:s text:c="3"/></text:p>
      <text:p text:style-name="Standard">The simulation of the web depends on a lot of factors and properties of how these networks are connected. For eg, it determines the number and specifics of the computers that can be accessed via a series of networks and also the computers that can never be reached from certain computers via this web of networks. <text:s/></text:p>
      <text:p text:style-name="Standard">We use an application called Web Tester. The application takes this web of networks as input and is responsible for computing the results of simulation on it. Your objective is to test the functioning of this <text:s/>application and provide test cases for its Quality Analysis. <text:s/>Your test cases should include all the conditions (Valid/Invalid) and cases that are required to thoroughly test the robustness of the application.</text:p>
      <text:p text:style-name="Standard"/>
      <text:p text:style-name="Standard"><text:span text:style-name="T1">Note</text:span>: You can print maximum of <text:span text:style-name="T1">100 Test Cases</text:span>. </text:p>
      <text:p text:style-name="Standard"/>
      <text:p text:style-name="Standard"/>
      <text:p text:style-name="P1">Output format:</text:p>
      <text:p text:style-name="Standard">Print the total number of Test Cases - T you are going to print in the first line. <text:s/></text:p>
      <text:p text:style-name="Standard">Following T test cases should each describe a web. <text:s/>First line of each test case should contains two integers N and M, the number of computers and networks you aim to place. M lines follow. <text:s/></text:p>
      <text:p text:style-name="Standard">Next M lines should each contain two integers (say <text:s/>X,Y) denoting that network connects computers X and Y. <text:s text:c="3"/></text:p>
      <text:p text:style-name="Standard"/>
      <text:p text:style-name="Standard"/>
      <text:p text:style-name="Standard"><text:span text:style-name="T1">Sample Output:</text:span> <text:s text:c="2"/></text:p>
      <text:p text:style-name="Standard">1 <text:s/></text:p>
      <text:p text:style-name="Standard">3 2 <text:s/></text:p>
      <text:p text:style-name="Standard">1 2 <text:s/></text:p>
      <text:p text:style-name="Standard">2 3 <text:s/></text:p>
      <text:p text:style-name="Standard"/>
      <text:p text:style-name="Standard">This covers only some of the many cases that should be tested. Hence, only <text:span text:style-name="T1">fetch 40 points</text:span>. <text:s/></text:p>
      <text:p text:style-name="Standard"/>
      <text:p text:style-name="Standard">Sample Code :</text:p>
      <text:p text:style-name="Standard"><text:span text:style-name="Source_20_Text"><text:span text:style-name="T2"/></text:span></text:p>
      <text:p text:style-name="Standard"><text:span text:style-name="Source_20_Text"><text:span text:style-name="T2">#include</text:span></text:span><text:span text:style-name="Source_20_Text"><text:span text:style-name="T3">&lt;iostream&gt;</text:span></text:span></text:p>
      <text:p text:style-name="P4"><text:span text:style-name="Source_20_Text"><text:span text:style-name="T4">using</text:span></text:span><text:span text:style-name="Source_20_Text"><text:span text:style-name="T5"> </text:span></text:span><text:span text:style-name="Source_20_Text"><text:span text:style-name="T4">namespace</text:span></text:span><text:span text:style-name="Source_20_Text"><text:span text:style-name="T5"> std</text:span></text:span><text:span text:style-name="Source_20_Text"><text:span text:style-name="T7">;</text:span></text:span></text:p>
      <text:p text:style-name="P4"><text:span text:style-name="Source_20_Text"><text:span text:style-name="T4">int</text:span></text:span><text:span text:style-name="Source_20_Text"><text:span text:style-name="T5"> main</text:span></text:span><text:span text:style-name="Source_20_Text"><text:span text:style-name="T7">()</text:span></text:span></text:p>
      <text:p text:style-name="P4"><text:span text:style-name="Source_20_Text"><text:span text:style-name="T7">{</text:span></text:span></text:p>
      <text:p text:style-name="P4"><text:span text:style-name="Source_20_Text"><text:span text:style-name="T6"><text:s text:c="6"/></text:span></text:span><text:span text:style-name="Source_20_Text"><text:span text:style-name="T5">cout</text:span></text:span><text:span text:style-name="Source_20_Text"><text:span text:style-name="T7">&lt;&lt;</text:span></text:span><text:span text:style-name="Source_20_Text"><text:span text:style-name="T3">"2"</text:span></text:span><text:span text:style-name="Source_20_Text"><text:span text:style-name="T7">&lt;&lt;</text:span></text:span><text:span text:style-name="Source_20_Text"><text:span text:style-name="T5">endl</text:span></text:span><text:span text:style-name="Source_20_Text"><text:span text:style-name="T7">;</text:span></text:span></text:p>
      <text:p text:style-name="P4"><text:span text:style-name="Source_20_Text"><text:span text:style-name="T6"><text:s text:c="6"/></text:span></text:span><text:span text:style-name="Source_20_Text"><text:span text:style-name="T5">cout</text:span></text:span><text:span text:style-name="Source_20_Text"><text:span text:style-name="T7">&lt;&lt;</text:span></text:span><text:span text:style-name="Source_20_Text"><text:span text:style-name="T3">"3 2"</text:span></text:span><text:span text:style-name="Source_20_Text"><text:span text:style-name="T7">&lt;&lt;</text:span></text:span><text:span text:style-name="Source_20_Text"><text:span text:style-name="T5">endl</text:span></text:span><text:span text:style-name="Source_20_Text"><text:span text:style-name="T7">;</text:span></text:span><text:span text:style-name="Source_20_Text"><text:span text:style-name="T5"> </text:span></text:span></text:p>
      <text:p text:style-name="P4"><text:span text:style-name="Source_20_Text"><text:span text:style-name="T6"><text:s text:c="6"/></text:span></text:span><text:span text:style-name="Source_20_Text"><text:span text:style-name="T5">cout</text:span></text:span><text:span text:style-name="Source_20_Text"><text:span text:style-name="T7">&lt;&lt;</text:span></text:span><text:span text:style-name="Source_20_Text"><text:span text:style-name="T3">"1 2"</text:span></text:span><text:span text:style-name="Source_20_Text"><text:span text:style-name="T7">&lt;&lt;</text:span></text:span><text:span text:style-name="Source_20_Text"><text:span text:style-name="T5">endl</text:span></text:span><text:span text:style-name="Source_20_Text"><text:span text:style-name="T7">;</text:span></text:span></text:p>
      <text:p text:style-name="P4"><text:span text:style-name="Source_20_Text"><text:span text:style-name="T6"><text:s text:c="6"/></text:span></text:span><text:span text:style-name="Source_20_Text"><text:span text:style-name="T5">cout</text:span></text:span><text:span text:style-name="Source_20_Text"><text:span text:style-name="T7">&lt;&lt;</text:span></text:span><text:span text:style-name="Source_20_Text"><text:span text:style-name="T3">"2 3"</text:span></text:span><text:span text:style-name="Source_20_Text"><text:span text:style-name="T7">&lt;&lt;</text:span></text:span><text:span text:style-name="Source_20_Text"><text:span text:style-name="T5">endl</text:span></text:span><text:span text:style-name="Source_20_Text"><text:span text:style-name="T7">;</text:span></text:span></text:p>
      <text:p text:style-name="P4"><text:span text:style-name="Source_20_Text"><text:span text:style-name="T6"><text:s text:c="6"/></text:span></text:span><text:span text:style-name="Source_20_Text"><text:span text:style-name="T4">return</text:span></text:span><text:span text:style-name="Source_20_Text"><text:span text:style-name="T5"> </text:span></text:span><text:span text:style-name="Source_20_Text"><text:span text:style-name="T8">0</text:span></text:span><text:span text:style-name="Source_20_Text"><text:span text:style-name="T7">;</text:span></text:span></text:p>
      <text:p text:style-name="P4"><text:span text:style-name="Source_20_Text"><text:span text:style-name="T7">}</text:span></text:span></text:p>
      <text:p text:style-name="P4"><text:soft-page-break/><text:span text:style-name="Source_20_Text"><text:span text:style-name="T7"/></text:span></text:p>
      <text:p text:style-name="P3"><text:span text:style-name="Source_20_Text"><text:span text:style-name="T7"/></text:span></text:p>
      <text:p text:style-name="Standard"/>
      <text:p text:style-name="Standard"/>
      <text:p text:style-name="P2">Brinston Strings</text:p>
      <text:p text:style-name="Standard"/>
      <text:p text:style-name="Standard">A rather uncommon technique used for grouping results in Automation testing tools is the <text:s/>Brinston technique. The technique is applied on a list of strings and is used to group them. There are a limited number of groups. <text:s text:c="2"/></text:p>
      <text:p text:style-name="Standard">Each input string consists of lowercase English alphabets ( 'a'-'z'). The alphabetical position value ( 0 for 'a', 1 for 'b' and so on) of each character is added to obtain the sum of the string. If this sum of the <text:s/>string is a factor of the Brinston Number, it stored in the bucket corresponding to that sum, and otherwise it is rejected. In this manner a list of strings are filtered i.e. some strings are retained and stored in a number of buckets whereas others are rejected. <text:s/></text:p>
      <text:p text:style-name="Standard">We use an application called <text:s/>Brinston Simulator for the above function and the Brinston Number is set to 1155. Your objective is to test the functioning of this <text:s/>application and provide test cases for its Quality Analysis. <text:s/>Your test cases should include all the conditions and cases that are required to thoroughly test the robustness of the application. <text:s/></text:p>
      <text:p text:style-name="Standard"/>
      <text:p text:style-name="Standard">Note: You can print maximum of <text:span text:style-name="T1">100 Test Cases</text:span>.</text:p>
      <text:p text:style-name="Standard"/>
      <text:p text:style-name="Standard"/>
      <text:p text:style-name="Standard"><text:span text:style-name="T1">Output format: </text:span><text:s/></text:p>
      <text:p text:style-name="Standard">Print the total number of Test Cases – T <text:s/>you are going to print, in the first line. <text:s text:c="2"/></text:p>
      <text:p text:style-name="Standard">Print <text:s/>T strings i.e the strings that you will input to the application for its testing. <text:s/></text:p>
      <text:p text:style-name="Standard"/>
      <text:p text:style-name="Standard"><text:span text:style-name="T1">Sample Output: </text:span><text:s text:c="3"/></text:p>
      <text:p text:style-name="Standard">2 <text:s/></text:p>
      <text:p text:style-name="Standard">bb <text:s/></text:p>
      <text:p text:style-name="Standard">h</text:p>
      <text:p text:style-name="Standard"/>
      <text:p text:style-name="Standard">These systems cover only some of the many cases that should be tested. Hence, they only fetch 15 points. </text:p>
      <text:p text:style-name="Standard"><text:s/></text:p>
      <text:p text:style-name="Standard">The first string has a sum of 2 and is rejected as it is not a factor of the Brinston Number. <text:s/></text:p>
      <text:p text:style-name="Standard"/>
      <text:p text:style-name="P4"><text:span text:style-name="Source_20_Text"><text:span text:style-name="T2">#include</text:span></text:span><text:span text:style-name="Source_20_Text"><text:span text:style-name="T3">&lt;iostream&gt;</text:span></text:span></text:p>
      <text:p text:style-name="P4"><text:span text:style-name="Source_20_Text"><text:span text:style-name="T4">using</text:span></text:span><text:span text:style-name="Source_20_Text"><text:span text:style-name="T5"> </text:span></text:span><text:span text:style-name="Source_20_Text"><text:span text:style-name="T4">namespace</text:span></text:span><text:span text:style-name="Source_20_Text"><text:span text:style-name="T5"> std</text:span></text:span><text:span text:style-name="Source_20_Text"><text:span text:style-name="T7">;</text:span></text:span></text:p>
      <text:p text:style-name="P4"><text:span text:style-name="Source_20_Text"><text:span text:style-name="T4">int</text:span></text:span><text:span text:style-name="Source_20_Text"><text:span text:style-name="T5"> main</text:span></text:span><text:span text:style-name="Source_20_Text"><text:span text:style-name="T7">()</text:span></text:span></text:p>
      <text:p text:style-name="P4"><text:span text:style-name="Source_20_Text"><text:span text:style-name="T7">{</text:span></text:span></text:p>
      <text:p text:style-name="P4"><text:span text:style-name="Source_20_Text"><text:span text:style-name="T6"><text:s text:c="6"/></text:span></text:span><text:span text:style-name="Source_20_Text"><text:span text:style-name="T5">cout</text:span></text:span><text:span text:style-name="Source_20_Text"><text:span text:style-name="T7">&lt;&lt;</text:span></text:span><text:span text:style-name="Source_20_Text"><text:span text:style-name="T3">"2"</text:span></text:span><text:span text:style-name="Source_20_Text"><text:span text:style-name="T7">&lt;&lt;</text:span></text:span><text:span text:style-name="Source_20_Text"><text:span text:style-name="T5">endl</text:span></text:span><text:span text:style-name="Source_20_Text"><text:span text:style-name="T7">;</text:span></text:span></text:p>
      <text:p text:style-name="P4"><text:span text:style-name="Source_20_Text"><text:span text:style-name="T6"><text:s text:c="6"/></text:span></text:span><text:span text:style-name="Source_20_Text"><text:span text:style-name="T5">cout</text:span></text:span><text:span text:style-name="Source_20_Text"><text:span text:style-name="T7">&lt;&lt;</text:span></text:span><text:span text:style-name="Source_20_Text"><text:span text:style-name="T3">"bb"</text:span></text:span><text:span text:style-name="Source_20_Text"><text:span text:style-name="T7">&lt;&lt;</text:span></text:span><text:span text:style-name="Source_20_Text"><text:span text:style-name="T5">endl</text:span></text:span><text:span text:style-name="Source_20_Text"><text:span text:style-name="T7">;</text:span></text:span><text:span text:style-name="Source_20_Text"><text:span text:style-name="T5"> </text:span></text:span></text:p>
      <text:p text:style-name="P4"><text:span text:style-name="Source_20_Text"><text:span text:style-name="T6"><text:s text:c="6"/></text:span></text:span><text:span text:style-name="Source_20_Text"><text:span text:style-name="T5">cout</text:span></text:span><text:span text:style-name="Source_20_Text"><text:span text:style-name="T7">&lt;&lt;</text:span></text:span><text:span text:style-name="Source_20_Text"><text:span text:style-name="T3">"h"</text:span></text:span><text:span text:style-name="Source_20_Text"><text:span text:style-name="T7">&lt;&lt;</text:span></text:span><text:span text:style-name="Source_20_Text"><text:span text:style-name="T5">endl</text:span></text:span><text:span text:style-name="Source_20_Text"><text:span text:style-name="T7">;</text:span></text:span></text:p>
      <text:p text:style-name="P4"><text:span text:style-name="Source_20_Text"><text:span text:style-name="T6"><text:s text:c="6"/></text:span></text:span><text:span text:style-name="Source_20_Text"><text:span text:style-name="T4">return</text:span></text:span><text:span text:style-name="Source_20_Text"><text:span text:style-name="T5"> </text:span></text:span><text:span text:style-name="Source_20_Text"><text:span text:style-name="T8">0</text:span></text:span><text:span text:style-name="Source_20_Text"><text:span text:style-name="T7">;</text:span></text:span></text:p>
      <text:p text:style-name="P3"><text:span text:style-name="Source_20_Text"><text:span text:style-name="T7">}</text:span></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Source_20_Text" style:display-name="Source Text" style:family="text">
      <style:text-properties style:font-name="Droid Sans Mono" style:font-name-asian="Droid Sans Fallback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ul Kumar</meta:initial-creator>
    <meta:creation-date>2016-08-22T11:51:59</meta:creation-date>
    <dc:date>2016-08-22T12:42:50</dc:date>
    <dc:creator>Rahul Kumar</dc:creator>
    <meta:editing-duration>PT34M7S</meta:editing-duration>
    <meta:editing-cycles>3</meta:editing-cycles>
    <meta:generator>LibreOffice/3.5$Linux_X86_64 LibreOffice_project/350m1$Build-2</meta:generator>
    <meta:document-statistic meta:table-count="0" meta:image-count="0" meta:object-count="0" meta:page-count="3" meta:paragraph-count="50" meta:word-count="599" meta:character-count="3463" meta:non-whitespace-character-count="2787"/>
  </office:meta>
</office:document-meta>
</file>